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〜, it looks like the plasma grid went
offline after all〜...</text:p>
          </table:table-cell>
          <table:table-cell table:number-columns-repeated="1020"/>
        </table:table-row>
        <table:table-row>
          <table:table-cell table:style-name="ce0" office:value-type="string">
            <text:p>いったい何が起き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is going on?</text:p>
          </table:table-cell>
          <table:table-cell table:number-columns-repeated="1020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mething huge just crashed into the generator
room on the surface.</text:p>
          </table:table-cell>
          <table:table-cell table:number-columns-repeated="1020"/>
        </table:table-row>
        <table:table-row>
          <table:table-cell table:style-name="ce0" office:value-type="string">
            <text:p>施設全体が停電しちゃったのよ～。</text:p>
          </table:table-cell>
          <table:table-cell table:style-name="ce0"/>
          <table:table-cell table:style-name="ce0"/>
          <table:table-cell table:style-name="ce0" office:value-type="string">
            <text:p>The power's cut all throughout my laboratory〜.</text:p>
          </table:table-cell>
          <table:table-cell table:number-columns-repeated="1020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it is, it looks like something happened
that even you couldn't predict.</text:p>
          </table:table-cell>
          <table:table-cell table:number-columns-repeated="1020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, I think I can feel my Seraphia coming
back!</text:p>
          </table:table-cell>
          <table:table-cell table:number-columns-repeated="1020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eraphia suppression system must have
gone offline, too.</text:p>
          </table:table-cell>
          <table:table-cell table:number-columns-repeated="1020"/>
        </table:table-row>
        <table:table-row>
          <table:table-cell table:style-name="ce0" office:value-type="string">
            <text:p>ならばこちらの物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rks fine for us!</text:p>
          </table:table-cell>
          <table:table-cell table:number-columns-repeated="1020"/>
        </table:table-row>
        <table:table-row>
          <table:table-cell table:style-name="ce0" office:value-type="string">
            <text:p>まったく君たち運がい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aren't you the luckiest kids in the world〜!</text:p>
          </table:table-cell>
          <table:table-cell table:number-columns-repeated="1020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style-name="ce0"/>
          <table:table-cell table:style-name="ce0"/>
          <table:table-cell table:style-name="ce0" office:value-type="string">
            <text:p>I'm not enough of a dunce to take on the
Heavenly Maidens while they have their powers,
so I think I'll make myself scarce〜.</text:p>
          </table:table-cell>
          <table:table-cell table:number-columns-repeated="1020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style-name="ce0"/>
          <table:table-cell table:style-name="ce0"/>
          <table:table-cell table:style-name="ce0" office:value-type="string">
            <text:p>At the very least, I've got backups for all of my
most important equipment and materials, so I
don't think I'll be coming back to this lab again.</text:p>
          </table:table-cell>
          <table:table-cell table:number-columns-repeated="1020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you're too dangerous to be let outside.</text:p>
          </table:table-cell>
          <table:table-cell table:number-columns-repeated="1020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you're too kind〜! Bye for now〜!</text:p>
          </table:table-cell>
          <table:table-cell table:number-columns-repeated="1020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all our enemies so quick on their feet?
It's so unfair.</text:p>
          </table:table-cell>
          <table:table-cell table:number-columns-repeated="1020"/>
        </table:table-row>
        <table:table-row>
          <table:table-cell table:style-name="ce0" office:value-type="string">
            <text:p>いいから、早く追いましょう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 and follow he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